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Verdana, Helvetica, Arial"/>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margin-left="0.265cm" fo:margin-right="0.265cm" fo:margin-top="0.265cm" fo:margin-bottom="0.265cm" style:contextual-spacing="false" style:line-height-at-least="0.503cm" fo:widows="1" fo:text-indent="0cm" style:auto-text-indent="false"/>
      <style:text-properties fo:font-variant="normal" fo:text-transform="none" fo:color="#000000" fo:letter-spacing="normal"/>
    </style:style>
    <style:style style:name="P2" style:family="paragraph" style:parent-style-name="Text_20_body">
      <style:paragraph-properties fo:margin-left="0.265cm" fo:margin-right="0.265cm" fo:margin-top="0.055cm" fo:margin-bottom="0.055cm" style:contextual-spacing="false" style:line-height-at-least="0.503cm" fo:widows="1" fo:text-indent="0cm" style:auto-text-indent="false"/>
      <style:text-properties fo:color="#000000" officeooo:rsid="0001ad7b" officeooo:paragraph-rsid="0001ad7b"/>
    </style:style>
    <style:style style:name="P3" style:family="paragraph" style:parent-style-name="Text_20_body">
      <style:paragraph-properties fo:margin-left="0.265cm" fo:margin-right="0.265cm" fo:margin-top="0.265cm" fo:margin-bottom="0.265cm" style:contextual-spacing="false" style:line-height-at-least="0.503cm" fo:widows="1" fo:text-indent="0cm" style:auto-text-indent="false"/>
      <style:text-properties fo:font-variant="normal" fo:text-transform="none" fo:color="#000000" fo:letter-spacing="normal" style:font-name-asian="georgia" style:font-size-asian="11.25pt" style:font-style-asian="normal" style:font-weight-asian="normal"/>
    </style:style>
    <style:style style:name="P4" style:family="paragraph" style:parent-style-name="Text_20_body">
      <style:paragraph-properties fo:margin-left="0.265cm" fo:margin-right="0.265cm" fo:margin-top="0.055cm" fo:margin-bottom="0.055cm" style:contextual-spacing="false" style:line-height-at-least="0.503cm" fo:widows="1" fo:text-indent="0cm" style:auto-text-indent="false"/>
      <style:text-properties fo:font-variant="normal" fo:text-transform="none" fo:color="#000000" fo:letter-spacing="normal" officeooo:rsid="0001ad7b" officeooo:paragraph-rsid="0001ad7b" style:font-name-asian="georgia" style:font-size-asian="11.25pt" style:font-style-asian="normal" style:font-weight-asian="normal"/>
    </style:style>
    <style:style style:name="P5" style:family="paragraph" style:parent-style-name="Heading_20_1">
      <style:paragraph-properties fo:text-align="center" style:justify-single-word="false"/>
    </style:style>
    <style:style style:name="T1" style:family="text">
      <style:text-properties fo:font-variant="normal" fo:text-transform="none" fo:color="#000000" style:text-line-through-style="none" style:text-line-through-type="none" fo:letter-spacing="normal" style:text-underline-style="none" style:text-blinking="false" style:font-name-asian="verdana" style:font-size-asian="10.5pt" style:font-style-asian="normal" style:font-weight-asian="bold"/>
    </style:style>
    <style:style style:name="T2" style:family="text">
      <style:text-properties fo:font-variant="normal" fo:text-transform="none" fo:color="#000000" style:text-line-through-style="none" style:text-line-through-type="none" style:font-name="verdana" fo:font-size="10.5pt" fo:letter-spacing="normal" fo:font-style="normal" style:text-underline-style="none" fo:font-weight="bold" style:text-blinking="false"/>
    </style:style>
    <style:style style:name="T3" style:family="text">
      <style:text-properties style:font-name="georgia" fo:font-size="11.25pt" fo:font-style="normal" fo:font-weight="normal"/>
    </style:style>
    <style:style style:name="T4" style:family="text">
      <style:text-properties style:font-name-asian="georgia" style:font-size-asian="11.25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manachar</text:span><text:span text:style-name="T4">算法主要是处理字符串中关于回文串的问题的，它可以在 </text:span><text:span text:style-name="T3">O</text:span><text:span text:style-name="T4">（</text:span><text:span text:style-name="T3">n</text:span><text:span text:style-name="T4">） 的时间处理出以字符串中每一个字符为中心的回文串半径，由于将原字符串处理成两倍长度的新串，在每两个字符之间加入一个特定的特殊字符，因此原本长度为偶数的回文串就成了以中间特殊字符为中心的奇数长度的回文串了。</text:span></text:p>
      <text:p text:style-name="P3">有注释版：</text:p>
      <text:p text:style-name="P4">#include&lt;stdio.h&gt;</text:p>
      <text:p text:style-name="P4">#include&lt;string.h&gt;</text:p>
      <text:p text:style-name="P4">#include&lt;algorithm&gt;</text:p>
      <text:p text:style-name="P4">using namespace std;</text:p>
      <text:p text:style-name="P2"/>
      <text:p text:style-name="P4">const int maxn=1e6+5;</text:p>
      <text:p text:style-name="P4">char s[maxn],t[maxn&lt;&lt;1]; <text:s text:c="7"/></text:p>
      <text:p text:style-name="P4">//s是原串，t是倍长后的串，p是以某个字符为中心的回文串长度，p[i]-1 就是以 i 字符为中心的回文串在原串中的长度</text:p>
      <text:p text:style-name="P4">int p[maxn&lt;&lt;1];</text:p>
      <text:p text:style-name="P2"/>
      <text:p text:style-name="P4">void manacher(){</text:p>
      <text:p text:style-name="P4">//原串从0开始,开头字符是一个特殊字符, 原串s[i]对应新串t[2*i+2]，奇数下标表示两字符中间位置，偶数字符表示原串字符</text:p>
      <text:p text:style-name="P4"><text:s text:c="4"/>int len=strlen(s),l=0; <text:s text:c="7"/></text:p>
      <text:p text:style-name="P4"><text:s text:c="4"/>t[l++]='$';</text:p>
      <text:p text:style-name="P4"><text:s text:c="4"/>t[l++]='#';</text:p>
      <text:p text:style-name="P4"><text:s text:c="4"/>for(int i=0;i&lt;len;++i){</text:p>
      <text:p text:style-name="P4"><text:s text:c="8"/>t[l++]=s[i];</text:p>
      <text:p text:style-name="P4"><text:s text:c="8"/>t[l++]='#';</text:p>
      <text:p text:style-name="P4"><text:s text:c="4"/>}</text:p>
      <text:p text:style-name="P4"><text:s text:c="4"/>t[l]=0;</text:p>
      <text:p text:style-name="P4"><text:s text:c="4"/>int maxx=0,num=0;</text:p>
      <text:p text:style-name="P4"><text:s text:c="4"/>for(int i=0;i&lt;l;++i){</text:p>
      <text:p text:style-name="P4"><text:s text:c="8"/>p[i]=maxx&gt;i?min(p[2*num-i],maxx-i):1;</text:p>
      <text:p text:style-name="P4"><text:s text:c="8"/>while(t[i+p[i]]==t[i-p[i]])p[i]++; </text:p>
      <text:p text:style-name="P4"><text:s text:c="8"/>if(i+p[i]&gt;maxx){</text:p>
      <text:p text:style-name="P4"><text:s text:c="12"/>maxx=i+p[i];</text:p>
      <text:p text:style-name="P4"><text:s text:c="12"/>num=i;</text:p>
      <text:p text:style-name="P4"><text:s text:c="8"/>}</text:p>
      <text:p text:style-name="P4"><text:s text:c="4"/>}</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Verdana, Helvetica, Arial"/>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Fallback" style:font-family-complex="'Droid Sans Fallback'"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paragraph-properties fo:text-align="center" style:justify-single-word="false"/>
    </style:style>
    <style:style style:name="MT1" style:family="text">
      <style:text-properties fo:font-variant="normal" fo:text-transform="none" fo:color="#000000" style:text-line-through-style="none" style:text-line-through-type="none" fo:letter-spacing="normal" style:text-underline-style="none" style:text-blinking="false" style:font-name-asian="verdana" style:font-size-asian="10.5pt" style:font-style-asian="normal" style:font-weight-asian="bold"/>
    </style:style>
    <style:style style:name="MT2" style:family="text">
      <style:text-properties fo:font-variant="normal" fo:text-transform="none" fo:color="#000000" style:text-line-through-style="none" style:text-line-through-type="none" style:font-name="verdana" fo:font-size="10.5pt" fo:letter-spacing="normal" fo:font-style="normal" style:text-underline-style="none" fo:font-weight="bold" style:text-blinking="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h text:style-name="MP1" text:outline-level="1"><text:bookmark text:name="cb_post_title_url"/><text:span text:style-name="MT1">字符串匹配</text:span><text:span text:style-name="MT2">--manachar</text:span><text:span text:style-name="MT1">算法模板</text:span></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22:51:06.531951338</meta:creation-date>
    <dc:date>2015-10-12T23:13:28.655504135</dc:date>
    <meta:editing-duration>P0D</meta:editing-duration>
    <meta:editing-cycles>2</meta:editing-cycles>
    <meta:generator>LibreOffice/4.2.8.2$Linux_X86_64 LibreOffice_project/420m0$Build-2</meta:generator>
    <meta:document-statistic meta:table-count="0" meta:image-count="0" meta:object-count="0" meta:page-count="1" meta:paragraph-count="31" meta:word-count="288" meta:character-count="809" meta:non-whitespace-character-count="667"/>
  </office:meta>
</office:document-meta>
</file>